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</table:table-row>
        <table:table-row table:style-name="ro3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p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qi Zhang</meta:initial-creator>
    <meta:creation-date>2015-04-13T22:40:49</meta:creation-date>
    <dc:date>2015-04-14T00:16:01</dc:date>
    <dc:creator>Shiqi Zhang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4" meta:object-count="0"/>
  </office:meta>
</office:document-meta>
</file>